
<file path=META-INF/manifest.xml><?xml version="1.0" encoding="utf-8"?>
<manifest:manifest xmlns:manifest="urn:oasis:names:tc:opendocument:xmlns:manifest:1.0" manifest:version="1.2">
  <manifest:file-entry manifest:media-type="application/vnd.oasis.opendocument.formula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math xmlns="http://www.w3.org/1998/Math/MathML">
  <semantics>
    <mrow>
      <mrow>
        <mn>4</mn>
        <mo stretchy="false">+</mo>
        <mrow>
          <mrow>
            <mn>5</mn>
            <mo stretchy="false">∗</mo>
            <mn>8</mn>
          </mrow>
          <mo stretchy="false">÷</mo>
          <mn>7</mn>
        </mrow>
      </mrow>
    </mrow>
    <annotation encoding="StarMath 5.0">4 + 5 * 8 div 7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1-09T10:13:58</meta:creation-date>
    <meta:generator>OpenOffice/4.1.16$Unix OpenOffice.org_project/4116m3$Build-9816</meta:generator>
  </office:meta>
</office:document-meta>
</file>